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792">
            <text:p>9792</text:p>
          </table:table-cell>
          <table:table-cell table:style-name="ce2" table:formula="of:=CONCATENATE(&quot;g&quot;;[.C16];&quot;exp&quot;;[.B16])" office:value-type="string" office:string-value="g1exp70">
            <text:p>g1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872">
            <text:p>9872</text:p>
          </table:table-cell>
          <table:table-cell table:style-name="ce2" table:formula="of:=CONCATENATE(&quot;g&quot;;[.C17];&quot;exp&quot;;[.B17])" office:value-type="string" office:string-value="g1exp71">
            <text:p>g1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025">
            <text:p>10025</text:p>
          </table:table-cell>
          <table:table-cell table:style-name="ce2" table:formula="of:=CONCATENATE(&quot;g&quot;;[.C18];&quot;exp&quot;;[.B18])" office:value-type="string" office:string-value="g1exp77">
            <text:p>g1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119">
            <text:p>10119</text:p>
          </table:table-cell>
          <table:table-cell table:style-name="ce2" table:formula="of:=CONCATENATE(&quot;g&quot;;[.C19];&quot;exp&quot;;[.B19])" office:value-type="string" office:string-value="g1exp78">
            <text:p>g1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237">
            <text:p>10237</text:p>
          </table:table-cell>
          <table:table-cell table:style-name="ce2" table:formula="of:=CONCATENATE(&quot;g&quot;;[.C20];&quot;exp&quot;;[.B20])" office:value-type="string" office:string-value="g1exp79">
            <text:p>g1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4904">
            <text:p>4904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004">
            <text:p>5004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145">
            <text:p>5145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216">
            <text:p>5216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314">
            <text:p>5314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401">
            <text:p>5401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2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800">
            <text:p>5800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2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692">
            <text:p>26692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2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744">
            <text:p>26744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2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799">
            <text:p>26799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2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871">
            <text:p>26871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2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6969">
            <text:p>2696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2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2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155">
            <text:p>27155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2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27293">
            <text:p>27293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2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795">
            <text:p>20795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2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159">
            <text:p>21159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2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407">
            <text:p>21407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2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70">
            <text:p>21670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621">
            <text:p>11621</text:p>
          </table:table-cell>
          <table:table-cell table:style-name="ce2" table:formula="of:=CONCATENATE(&quot;g&quot;;[.C59];&quot;exp&quot;;[.B59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829">
            <text:p>11829</text:p>
          </table:table-cell>
          <table:table-cell table:style-name="ce2" table:formula="of:=CONCATENATE(&quot;g&quot;;[.C60];&quot;exp&quot;;[.B60])" office:value-type="string" office:string-value="g8exp36">
            <text:p>g8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6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17">
            <text:p>13617</text:p>
          </table:table-cell>
          <table:table-cell table:style-name="ce2" table:formula="of:=CONCATENATE(&quot;g&quot;;[.C61];&quot;exp&quot;;[.B61])" office:value-type="string" office:string-value="g8exp37">
            <text:p>g8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6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147">
            <text:p>14147</text:p>
          </table:table-cell>
          <table:table-cell table:style-name="ce2" table:formula="of:=CONCATENATE(&quot;g&quot;;[.C62];&quot;exp&quot;;[.B62])" office:value-type="string" office:string-value="g8exp38">
            <text:p>g8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6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63];&quot;exp&quot;;[.B63])" office:value-type="string" office:string-value="g8exp41">
            <text:p>g8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6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027">
            <text:p>27027</text:p>
          </table:table-cell>
          <table:table-cell table:style-name="ce2" table:formula="of:=CONCATENATE(&quot;g&quot;;[.C64];&quot;exp&quot;;[.B64])" office:value-type="string" office:string-value="g8exp44">
            <text:p>g8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6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121">
            <text:p>27121</text:p>
          </table:table-cell>
          <table:table-cell table:style-name="ce2" table:formula="of:=CONCATENATE(&quot;g&quot;;[.C65];&quot;exp&quot;;[.B65])" office:value-type="string" office:string-value="g8exp46">
            <text:p>g8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6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213">
            <text:p>27213</text:p>
          </table:table-cell>
          <table:table-cell table:style-name="ce2" table:formula="of:=CONCATENATE(&quot;g&quot;;[.C66];&quot;exp&quot;;[.B66])" office:value-type="string" office:string-value="g8exp50">
            <text:p>g8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6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325">
            <text:p>27325</text:p>
          </table:table-cell>
          <table:table-cell table:style-name="ce2" table:formula="of:=CONCATENATE(&quot;g&quot;;[.C67];&quot;exp&quot;;[.B67])" office:value-type="string" office:string-value="g8exp51">
            <text:p>g8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6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482">
            <text:p>27482</text:p>
          </table:table-cell>
          <table:table-cell table:style-name="ce2" table:formula="of:=CONCATENATE(&quot;g&quot;;[.C68];&quot;exp&quot;;[.B68])" office:value-type="string" office:string-value="g8exp53">
            <text:p>g8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6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639">
            <text:p>27639</text:p>
          </table:table-cell>
          <table:table-cell table:style-name="ce2" table:formula="of:=CONCATENATE(&quot;g&quot;;[.C69];&quot;exp&quot;;[.B69])" office:value-type="string" office:string-value="g8exp55">
            <text:p>g8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6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7812">
            <text:p>27812</text:p>
          </table:table-cell>
          <table:table-cell table:style-name="ce2" table:formula="of:=CONCATENATE(&quot;g&quot;;[.C70];&quot;exp&quot;;[.B70])" office:value-type="string" office:string-value="g8exp59">
            <text:p>g8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016">
            <text:p>28016</text:p>
          </table:table-cell>
          <table:table-cell table:style-name="ce2" table:formula="of:=CONCATENATE(&quot;g&quot;;[.C71];&quot;exp&quot;;[.B71])" office:value-type="string" office:string-value="g8exp63">
            <text:p>g8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243">
            <text:p>28243</text:p>
          </table:table-cell>
          <table:table-cell table:style-name="ce2" table:formula="of:=CONCATENATE(&quot;g&quot;;[.C72];&quot;exp&quot;;[.B72])" office:value-type="string" office:string-value="g8exp69">
            <text:p>g8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2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28923">
            <text:p>28923</text:p>
          </table:table-cell>
          <table:table-cell table:style-name="ce2" table:formula="of:=CONCATENATE(&quot;g&quot;;[.C73];&quot;exp&quot;;[.B73])" office:value-type="string" office:string-value="g8exp70">
            <text:p>g8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2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541">
            <text:p>18541</text:p>
          </table:table-cell>
          <table:table-cell table:style-name="ce2" table:formula="of:=CONCATENATE(&quot;g&quot;;[.C74];&quot;exp&quot;;[.B74])" office:value-type="string" office:string-value="g8exp71">
            <text:p>g8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2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617">
            <text:p>18617</text:p>
          </table:table-cell>
          <table:table-cell table:style-name="ce2" table:formula="of:=CONCATENATE(&quot;g&quot;;[.C75];&quot;exp&quot;;[.B75])" office:value-type="string" office:string-value="g8exp77">
            <text:p>g8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2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686">
            <text:p>18686</text:p>
          </table:table-cell>
          <table:table-cell table:style-name="ce2" table:formula="of:=CONCATENATE(&quot;g&quot;;[.C76];&quot;exp&quot;;[.B76])" office:value-type="string" office:string-value="g8exp78">
            <text:p>g8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2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8788">
            <text:p>18788</text:p>
          </table:table-cell>
          <table:table-cell table:style-name="ce2" table:formula="of:=CONCATENATE(&quot;g&quot;;[.C77];&quot;exp&quot;;[.B77])" office:value-type="string" office:string-value="g8exp79">
            <text:p>g8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469">
            <text:p>13469</text:p>
          </table:table-cell>
          <table:table-cell table:style-name="ce2" table:formula="of:=CONCATENATE(&quot;g&quot;;[.C78];&quot;exp&quot;;[.B78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548">
            <text:p>13548</text:p>
          </table:table-cell>
          <table:table-cell table:style-name="ce2" table:formula="of:=CONCATENATE(&quot;g&quot;;[.C79];&quot;exp&quot;;[.B79])" office:value-type="string" office:string-value="g11exp36">
            <text:p>g11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624">
            <text:p>13624</text:p>
          </table:table-cell>
          <table:table-cell table:style-name="ce2" table:formula="of:=CONCATENATE(&quot;g&quot;;[.C80];&quot;exp&quot;;[.B80])" office:value-type="string" office:string-value="g11exp37">
            <text:p>g11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724">
            <text:p>13724</text:p>
          </table:table-cell>
          <table:table-cell table:style-name="ce2" table:formula="of:=CONCATENATE(&quot;g&quot;;[.C81];&quot;exp&quot;;[.B81])" office:value-type="string" office:string-value="g11exp38">
            <text:p>g11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877">
            <text:p>13877</text:p>
          </table:table-cell>
          <table:table-cell table:style-name="ce2" table:formula="of:=CONCATENATE(&quot;g&quot;;[.C82];&quot;exp&quot;;[.B82])" office:value-type="string" office:string-value="g11exp41">
            <text:p>g11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4005">
            <text:p>14005</text:p>
          </table:table-cell>
          <table:table-cell table:style-name="ce2" table:formula="of:=CONCATENATE(&quot;g&quot;;[.C83];&quot;exp&quot;;[.B83])" office:value-type="string" office:string-value="g11exp44">
            <text:p>g11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7742">
            <text:p>17742</text:p>
          </table:table-cell>
          <table:table-cell table:style-name="ce2" table:formula="of:=CONCATENATE(&quot;g&quot;;[.C84];&quot;exp&quot;;[.B84])" office:value-type="string" office:string-value="g11exp46">
            <text:p>g11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064">
            <text:p>18064</text:p>
          </table:table-cell>
          <table:table-cell table:style-name="ce2" table:formula="of:=CONCATENATE(&quot;g&quot;;[.C85];&quot;exp&quot;;[.B85])" office:value-type="string" office:string-value="g11exp50">
            <text:p>g11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76">
            <text:p>18276</text:p>
          </table:table-cell>
          <table:table-cell table:style-name="ce2" table:formula="of:=CONCATENATE(&quot;g&quot;;[.C86];&quot;exp&quot;;[.B86])" office:value-type="string" office:string-value="g11exp51">
            <text:p>g11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500">
            <text:p>18500</text:p>
          </table:table-cell>
          <table:table-cell table:style-name="ce2" table:formula="of:=CONCATENATE(&quot;g&quot;;[.C87];&quot;exp&quot;;[.B87])" office:value-type="string" office:string-value="g11exp53">
            <text:p>g11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2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076">
            <text:p>19076</text:p>
          </table:table-cell>
          <table:table-cell table:style-name="ce2" table:formula="of:=CONCATENATE(&quot;g&quot;;[.C88];&quot;exp&quot;;[.B88])" office:value-type="string" office:string-value="g11exp55">
            <text:p>g11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2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207">
            <text:p>19207</text:p>
          </table:table-cell>
          <table:table-cell table:style-name="ce2" table:formula="of:=CONCATENATE(&quot;g&quot;;[.C89];&quot;exp&quot;;[.B89])" office:value-type="string" office:string-value="g11exp59">
            <text:p>g11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2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322">
            <text:p>19322</text:p>
          </table:table-cell>
          <table:table-cell table:style-name="ce2" table:formula="of:=CONCATENATE(&quot;g&quot;;[.C90];&quot;exp&quot;;[.B90])" office:value-type="string" office:string-value="g11exp63">
            <text:p>g11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2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459">
            <text:p>19459</text:p>
          </table:table-cell>
          <table:table-cell table:style-name="ce2" table:formula="of:=CONCATENATE(&quot;g&quot;;[.C91];&quot;exp&quot;;[.B91])" office:value-type="string" office:string-value="g11exp69">
            <text:p>g11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2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674">
            <text:p>19674</text:p>
          </table:table-cell>
          <table:table-cell table:style-name="ce2" table:formula="of:=CONCATENATE(&quot;g&quot;;[.C92];&quot;exp&quot;;[.B92])" office:value-type="string" office:string-value="g11exp70">
            <text:p>g11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2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9911">
            <text:p>19911</text:p>
          </table:table-cell>
          <table:table-cell table:style-name="ce2" table:formula="of:=CONCATENATE(&quot;g&quot;;[.C93];&quot;exp&quot;;[.B93])" office:value-type="string" office:string-value="g11exp71">
            <text:p>g11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2">
          <table:table-cell table:style-name="ce14" table:formula="of:=[.A93]+1" office:value-type="float" office:value="93">
            <text:p>93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425">
            <text:p>28425</text:p>
          </table:table-cell>
          <table:table-cell table:style-name="ce14" table:formula="of:=CONCATENATE(&quot;g&quot;;[.C94];&quot;exp&quot;;[.B94])" office:value-type="string" office:string-value="g11exp77">
            <text:p>g11exp77</text:p>
          </table:table-cell>
          <table:table-cell table:style-name="ce14" table:formula="of:=[.J93]+1" office:value-type="float" office:value="3121">
            <text:p>3121</text:p>
          </table:table-cell>
          <table:table-cell table:style-name="ce14" table:formula="of:=[.J93]+195" office:value-type="float" office:value="3315">
            <text:p>3315</text:p>
          </table:table-cell>
          <table:table-cell table:style-name="ce12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2">
          <table:table-cell table:style-name="ce14" table:formula="of:=[.A94]+1" office:value-type="float" office:value="94">
            <text:p>94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8734">
            <text:p>28734</text:p>
          </table:table-cell>
          <table:table-cell table:style-name="ce14" table:formula="of:=CONCATENATE(&quot;g&quot;;[.C95];&quot;exp&quot;;[.B95])" office:value-type="string" office:string-value="g11exp78">
            <text:p>g11exp78</text:p>
          </table:table-cell>
          <table:table-cell table:style-name="ce14" table:formula="of:=[.J94]+1" office:value-type="float" office:value="3316">
            <text:p>3316</text:p>
          </table:table-cell>
          <table:table-cell table:style-name="ce14" table:formula="of:=[.J94]+195" office:value-type="float" office:value="3510">
            <text:p>3510</text:p>
          </table:table-cell>
          <table:table-cell table:style-name="ce12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2">
          <table:table-cell table:style-name="ce14" table:formula="of:=[.A95]+1" office:value-type="float" office:value="95">
            <text:p>95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110">
            <text:p>29110</text:p>
          </table:table-cell>
          <table:table-cell table:style-name="ce14" table:formula="of:=CONCATENATE(&quot;g&quot;;[.C96];&quot;exp&quot;;[.B96])" office:value-type="string" office:string-value="g11exp79">
            <text:p>g11exp79</text:p>
          </table:table-cell>
          <table:table-cell table:style-name="ce14" table:formula="of:=[.J95]+1" office:value-type="float" office:value="3511">
            <text:p>3511</text:p>
          </table:table-cell>
          <table:table-cell table:style-name="ce14" table:formula="of:=[.J95]+195" office:value-type="float" office:value="3705">
            <text:p>3705</text:p>
          </table:table-cell>
          <table:table-cell table:style-name="ce12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2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142">
            <text:p>8142</text:p>
          </table:table-cell>
          <table:table-cell table:style-name="ce2" table:formula="of:=CONCATENATE(&quot;g&quot;;[.C97];&quot;exp&quot;;[.B97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2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237">
            <text:p>8237</text:p>
          </table:table-cell>
          <table:table-cell table:style-name="ce2" table:formula="of:=CONCATENATE(&quot;g&quot;;[.C98];&quot;exp&quot;;[.B98])" office:value-type="string" office:string-value="g18exp36">
            <text:p>g18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2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420">
            <text:p>8420</text:p>
          </table:table-cell>
          <table:table-cell table:style-name="ce2" table:formula="of:=CONCATENATE(&quot;g&quot;;[.C99];&quot;exp&quot;;[.B99])" office:value-type="string" office:string-value="g18exp37">
            <text:p>g18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2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541">
            <text:p>8541</text:p>
          </table:table-cell>
          <table:table-cell table:style-name="ce2" table:formula="of:=CONCATENATE(&quot;g&quot;;[.C100];&quot;exp&quot;;[.B100])" office:value-type="string" office:string-value="g18exp38">
            <text:p>g18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2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668">
            <text:p>8668</text:p>
          </table:table-cell>
          <table:table-cell table:style-name="ce2" table:formula="of:=CONCATENATE(&quot;g&quot;;[.C101];&quot;exp&quot;;[.B101])" office:value-type="string" office:string-value="g18exp41">
            <text:p>g18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2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858">
            <text:p>8858</text:p>
          </table:table-cell>
          <table:table-cell table:style-name="ce2" table:formula="of:=CONCATENATE(&quot;g&quot;;[.C102];&quot;exp&quot;;[.B102])" office:value-type="string" office:string-value="g18exp44">
            <text:p>g18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2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8988">
            <text:p>8988</text:p>
          </table:table-cell>
          <table:table-cell table:style-name="ce2" table:formula="of:=CONCATENATE(&quot;g&quot;;[.C103];&quot;exp&quot;;[.B103])" office:value-type="string" office:string-value="g18exp46">
            <text:p>g18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2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150">
            <text:p>9150</text:p>
          </table:table-cell>
          <table:table-cell table:style-name="ce2" table:formula="of:=CONCATENATE(&quot;g&quot;;[.C104];&quot;exp&quot;;[.B104])" office:value-type="string" office:string-value="g18exp50">
            <text:p>g18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2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297">
            <text:p>9297</text:p>
          </table:table-cell>
          <table:table-cell table:style-name="ce2" table:formula="of:=CONCATENATE(&quot;g&quot;;[.C105];&quot;exp&quot;;[.B105])" office:value-type="string" office:string-value="g18exp51">
            <text:p>g18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2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427">
            <text:p>9427</text:p>
          </table:table-cell>
          <table:table-cell table:style-name="ce2" table:formula="of:=CONCATENATE(&quot;g&quot;;[.C106];&quot;exp&quot;;[.B106])" office:value-type="string" office:string-value="g18exp53">
            <text:p>g18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2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582">
            <text:p>9582</text:p>
          </table:table-cell>
          <table:table-cell table:style-name="ce2" table:formula="of:=CONCATENATE(&quot;g&quot;;[.C107];&quot;exp&quot;;[.B107])" office:value-type="string" office:string-value="g18exp55">
            <text:p>g18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2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00">
            <text:p>9800</text:p>
          </table:table-cell>
          <table:table-cell table:style-name="ce2" table:formula="of:=CONCATENATE(&quot;g&quot;;[.C108];&quot;exp&quot;;[.B108])" office:value-type="string" office:string-value="g18exp59">
            <text:p>g18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2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83">
            <text:p>9983</text:p>
          </table:table-cell>
          <table:table-cell table:style-name="ce2" table:formula="of:=CONCATENATE(&quot;g&quot;;[.C109];&quot;exp&quot;;[.B109])" office:value-type="string" office:string-value="g18exp63">
            <text:p>g18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2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98">
            <text:p>11898</text:p>
          </table:table-cell>
          <table:table-cell table:style-name="ce2" table:formula="of:=CONCATENATE(&quot;g&quot;;[.C110];&quot;exp&quot;;[.B110])" office:value-type="string" office:string-value="g18exp69">
            <text:p>g18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2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05">
            <text:p>12105</text:p>
          </table:table-cell>
          <table:table-cell table:style-name="ce2" table:formula="of:=CONCATENATE(&quot;g&quot;;[.C111];&quot;exp&quot;;[.B111])" office:value-type="string" office:string-value="g18exp70">
            <text:p>g18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2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309">
            <text:p>12309</text:p>
          </table:table-cell>
          <table:table-cell table:style-name="ce2" table:formula="of:=CONCATENATE(&quot;g&quot;;[.C112];&quot;exp&quot;;[.B112])" office:value-type="string" office:string-value="g18exp71">
            <text:p>g18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2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81">
            <text:p>12481</text:p>
          </table:table-cell>
          <table:table-cell table:style-name="ce2" table:formula="of:=CONCATENATE(&quot;g&quot;;[.C113];&quot;exp&quot;;[.B113])" office:value-type="string" office:string-value="g18exp77">
            <text:p>g18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2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62">
            <text:p>12662</text:p>
          </table:table-cell>
          <table:table-cell table:style-name="ce2" table:formula="of:=CONCATENATE(&quot;g&quot;;[.C114];&quot;exp&quot;;[.B114])" office:value-type="string" office:string-value="g18exp78">
            <text:p>g18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2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75">
            <text:p>12875</text:p>
          </table:table-cell>
          <table:table-cell table:style-name="ce2" table:formula="of:=CONCATENATE(&quot;g&quot;;[.C115];&quot;exp&quot;;[.B115])" office:value-type="string" office:string-value="g18exp79">
            <text:p>g18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2">
          <table:table-cell table:style-name="ce14" table:formula="of:=[.A115]+1" office:value-type="float" office:value="115">
            <text:p>115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276">
            <text:p>29276</text:p>
          </table:table-cell>
          <table:table-cell table:style-name="ce14" table:formula="of:=CONCATENATE(&quot;g&quot;;[.C116];&quot;exp&quot;;[.B116])" office:value-type="string" office:string-value="g19exp33">
            <text:p>g19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2">
          <table:table-cell table:style-name="ce14" table:formula="of:=[.A116]+1" office:value-type="float" office:value="116">
            <text:p>116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462">
            <text:p>29462</text:p>
          </table:table-cell>
          <table:table-cell table:style-name="ce14" table:formula="of:=CONCATENATE(&quot;g&quot;;[.C117];&quot;exp&quot;;[.B117])" office:value-type="string" office:string-value="g19exp36">
            <text:p>g19exp36</text:p>
          </table:table-cell>
          <table:table-cell table:style-name="ce14" table:formula="of:=[.J116]+1" office:value-type="float" office:value="196">
            <text:p>196</text:p>
          </table:table-cell>
          <table:table-cell table:style-name="ce14" table:formula="of:=[.J116]+195" office:value-type="float" office:value="390">
            <text:p>390</text:p>
          </table:table-cell>
          <table:table-cell table:style-name="ce12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2">
          <table:table-cell table:style-name="ce14" table:formula="of:=[.A117]+1" office:value-type="float" office:value="117">
            <text:p>117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635">
            <text:p>29635</text:p>
          </table:table-cell>
          <table:table-cell table:style-name="ce14" table:formula="of:=CONCATENATE(&quot;g&quot;;[.C118];&quot;exp&quot;;[.B118])" office:value-type="string" office:string-value="g19exp37">
            <text:p>g19exp37</text:p>
          </table:table-cell>
          <table:table-cell table:style-name="ce14" table:formula="of:=[.J117]+1" office:value-type="float" office:value="391">
            <text:p>391</text:p>
          </table:table-cell>
          <table:table-cell table:style-name="ce14" table:formula="of:=[.J117]+195" office:value-type="float" office:value="585">
            <text:p>585</text:p>
          </table:table-cell>
          <table:table-cell table:style-name="ce12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2">
          <table:table-cell table:style-name="ce14" table:formula="of:=[.A118]+1" office:value-type="float" office:value="118">
            <text:p>118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9967">
            <text:p>29967</text:p>
          </table:table-cell>
          <table:table-cell table:style-name="ce14" table:formula="of:=CONCATENATE(&quot;g&quot;;[.C119];&quot;exp&quot;;[.B119])" office:value-type="string" office:string-value="g19exp38">
            <text:p>g19exp38</text:p>
          </table:table-cell>
          <table:table-cell table:style-name="ce14" table:formula="of:=[.J118]+1" office:value-type="float" office:value="586">
            <text:p>586</text:p>
          </table:table-cell>
          <table:table-cell table:style-name="ce14" table:formula="of:=[.J118]+195" office:value-type="float" office:value="780">
            <text:p>780</text:p>
          </table:table-cell>
          <table:table-cell table:style-name="ce12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2">
          <table:table-cell table:style-name="ce14" table:formula="of:=[.A119]+1" office:value-type="float" office:value="119">
            <text:p>11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198">
            <text:p>30198</text:p>
          </table:table-cell>
          <table:table-cell table:style-name="ce14" table:formula="of:=CONCATENATE(&quot;g&quot;;[.C120];&quot;exp&quot;;[.B120])" office:value-type="string" office:string-value="g19exp41">
            <text:p>g19exp41</text:p>
          </table:table-cell>
          <table:table-cell table:style-name="ce14" table:formula="of:=[.J119]+1" office:value-type="float" office:value="781">
            <text:p>781</text:p>
          </table:table-cell>
          <table:table-cell table:style-name="ce14" table:formula="of:=[.J119]+195" office:value-type="float" office:value="975">
            <text:p>975</text:p>
          </table:table-cell>
          <table:table-cell table:style-name="ce12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2">
          <table:table-cell table:style-name="ce14" table:formula="of:=[.A120]+1" office:value-type="float" office:value="120">
            <text:p>120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444">
            <text:p>30444</text:p>
          </table:table-cell>
          <table:table-cell table:style-name="ce14" table:formula="of:=CONCATENATE(&quot;g&quot;;[.C121];&quot;exp&quot;;[.B121])" office:value-type="string" office:string-value="g19exp44">
            <text:p>g19exp44</text:p>
          </table:table-cell>
          <table:table-cell table:style-name="ce14" table:formula="of:=[.J120]+1" office:value-type="float" office:value="976">
            <text:p>976</text:p>
          </table:table-cell>
          <table:table-cell table:style-name="ce14" table:formula="of:=[.J120]+195" office:value-type="float" office:value="1170">
            <text:p>1170</text:p>
          </table:table-cell>
          <table:table-cell table:style-name="ce12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2">
          <table:table-cell table:style-name="ce14" table:formula="of:=[.A121]+1" office:value-type="float" office:value="121">
            <text:p>121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666">
            <text:p>30666</text:p>
          </table:table-cell>
          <table:table-cell table:style-name="ce14" table:formula="of:=CONCATENATE(&quot;g&quot;;[.C122];&quot;exp&quot;;[.B122])" office:value-type="string" office:string-value="g19exp46">
            <text:p>g19exp46</text:p>
          </table:table-cell>
          <table:table-cell table:style-name="ce14" table:formula="of:=[.J121]+1" office:value-type="float" office:value="1171">
            <text:p>1171</text:p>
          </table:table-cell>
          <table:table-cell table:style-name="ce14" table:formula="of:=[.J121]+195" office:value-type="float" office:value="1365">
            <text:p>1365</text:p>
          </table:table-cell>
          <table:table-cell table:style-name="ce12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2">
          <table:table-cell table:style-name="ce14" table:formula="of:=[.A122]+1" office:value-type="float" office:value="122">
            <text:p>122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0936">
            <text:p>30936</text:p>
          </table:table-cell>
          <table:table-cell table:style-name="ce14" table:formula="of:=CONCATENATE(&quot;g&quot;;[.C123];&quot;exp&quot;;[.B123])" office:value-type="string" office:string-value="g19exp50">
            <text:p>g19exp50</text:p>
          </table:table-cell>
          <table:table-cell table:style-name="ce14" table:formula="of:=[.J122]+1" office:value-type="float" office:value="1366">
            <text:p>1366</text:p>
          </table:table-cell>
          <table:table-cell table:style-name="ce14" table:formula="of:=[.J122]+195" office:value-type="float" office:value="1560">
            <text:p>1560</text:p>
          </table:table-cell>
          <table:table-cell table:style-name="ce12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2">
          <table:table-cell table:style-name="ce14" table:formula="of:=[.A123]+1" office:value-type="float" office:value="123">
            <text:p>123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214">
            <text:p>31214</text:p>
          </table:table-cell>
          <table:table-cell table:style-name="ce14" table:formula="of:=CONCATENATE(&quot;g&quot;;[.C124];&quot;exp&quot;;[.B124])" office:value-type="string" office:string-value="g19exp51">
            <text:p>g19exp51</text:p>
          </table:table-cell>
          <table:table-cell table:style-name="ce14" table:formula="of:=[.J123]+1" office:value-type="float" office:value="1561">
            <text:p>1561</text:p>
          </table:table-cell>
          <table:table-cell table:style-name="ce14" table:formula="of:=[.J123]+195" office:value-type="float" office:value="1755">
            <text:p>1755</text:p>
          </table:table-cell>
          <table:table-cell table:style-name="ce12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2">
          <table:table-cell table:style-name="ce14" table:formula="of:=[.A124]+1" office:value-type="float" office:value="124">
            <text:p>124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472">
            <text:p>31472</text:p>
          </table:table-cell>
          <table:table-cell table:style-name="ce14" table:formula="of:=CONCATENATE(&quot;g&quot;;[.C125];&quot;exp&quot;;[.B125])" office:value-type="string" office:string-value="g19exp53">
            <text:p>g19exp53</text:p>
          </table:table-cell>
          <table:table-cell table:style-name="ce14" table:formula="of:=[.J124]+1" office:value-type="float" office:value="1756">
            <text:p>1756</text:p>
          </table:table-cell>
          <table:table-cell table:style-name="ce14" table:formula="of:=[.J124]+195" office:value-type="float" office:value="1950">
            <text:p>1950</text:p>
          </table:table-cell>
          <table:table-cell table:style-name="ce12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2">
          <table:table-cell table:style-name="ce14" table:formula="of:=[.A125]+1" office:value-type="float" office:value="125">
            <text:p>125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1884">
            <text:p>31884</text:p>
          </table:table-cell>
          <table:table-cell table:style-name="ce14" table:formula="of:=CONCATENATE(&quot;g&quot;;[.C126];&quot;exp&quot;;[.B126])" office:value-type="string" office:string-value="g19exp55">
            <text:p>g19exp55</text:p>
          </table:table-cell>
          <table:table-cell table:style-name="ce14" table:formula="of:=[.J125]+1" office:value-type="float" office:value="1951">
            <text:p>1951</text:p>
          </table:table-cell>
          <table:table-cell table:style-name="ce14" table:formula="of:=[.J125]+195" office:value-type="float" office:value="2145">
            <text:p>2145</text:p>
          </table:table-cell>
          <table:table-cell table:style-name="ce12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2">
          <table:table-cell table:style-name="ce14" table:formula="of:=[.A126]+1" office:value-type="float" office:value="126">
            <text:p>126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144">
            <text:p>32144</text:p>
          </table:table-cell>
          <table:table-cell table:style-name="ce14" table:formula="of:=CONCATENATE(&quot;g&quot;;[.C127];&quot;exp&quot;;[.B127])" office:value-type="string" office:string-value="g19exp59">
            <text:p>g19exp59</text:p>
          </table:table-cell>
          <table:table-cell table:style-name="ce14" table:formula="of:=[.J126]+1" office:value-type="float" office:value="2146">
            <text:p>2146</text:p>
          </table:table-cell>
          <table:table-cell table:style-name="ce14" table:formula="of:=[.J126]+195" office:value-type="float" office:value="2340">
            <text:p>2340</text:p>
          </table:table-cell>
          <table:table-cell table:style-name="ce12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2">
          <table:table-cell table:style-name="ce14" table:formula="of:=[.A127]+1" office:value-type="float" office:value="127">
            <text:p>127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2501">
            <text:p>32501</text:p>
          </table:table-cell>
          <table:table-cell table:style-name="ce14" table:formula="of:=CONCATENATE(&quot;g&quot;;[.C128];&quot;exp&quot;;[.B128])" office:value-type="string" office:string-value="g19exp63">
            <text:p>g19exp63</text:p>
          </table:table-cell>
          <table:table-cell table:style-name="ce14" table:formula="of:=[.J127]+1" office:value-type="float" office:value="2341">
            <text:p>2341</text:p>
          </table:table-cell>
          <table:table-cell table:style-name="ce14" table:formula="of:=[.J127]+195" office:value-type="float" office:value="2535">
            <text:p>2535</text:p>
          </table:table-cell>
          <table:table-cell table:style-name="ce12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2">
          <table:table-cell table:style-name="ce14" table:formula="of:=[.A128]+1" office:value-type="float" office:value="128">
            <text:p>128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390">
            <text:p>390</text:p>
          </table:table-cell>
          <table:table-cell table:style-name="ce14" table:formula="of:=CONCATENATE(&quot;g&quot;;[.C129];&quot;exp&quot;;[.B129])" office:value-type="string" office:string-value="g19exp69">
            <text:p>g19exp69</text:p>
          </table:table-cell>
          <table:table-cell table:style-name="ce14" table:formula="of:=[.J128]+1" office:value-type="float" office:value="2536">
            <text:p>2536</text:p>
          </table:table-cell>
          <table:table-cell table:style-name="ce14" table:formula="of:=[.J128]+195" office:value-type="float" office:value="2730">
            <text:p>2730</text:p>
          </table:table-cell>
          <table:table-cell table:style-name="ce12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2">
          <table:table-cell table:style-name="ce14" table:formula="of:=[.A129]+1" office:value-type="float" office:value="129">
            <text:p>129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795">
            <text:p>795</text:p>
          </table:table-cell>
          <table:table-cell table:style-name="ce14" table:formula="of:=CONCATENATE(&quot;g&quot;;[.C130];&quot;exp&quot;;[.B130])" office:value-type="string" office:string-value="g19exp70">
            <text:p>g19exp70</text:p>
          </table:table-cell>
          <table:table-cell table:style-name="ce14" table:formula="of:=[.J129]+1" office:value-type="float" office:value="2731">
            <text:p>2731</text:p>
          </table:table-cell>
          <table:table-cell table:style-name="ce14" table:formula="of:=[.J129]+195" office:value-type="float" office:value="2925">
            <text:p>2925</text:p>
          </table:table-cell>
          <table:table-cell table:style-name="ce12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2">
          <table:table-cell table:style-name="ce14" table:formula="of:=[.A130]+1" office:value-type="float" office:value="130">
            <text:p>130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74">
            <text:p>1174</text:p>
          </table:table-cell>
          <table:table-cell table:style-name="ce14" table:formula="of:=CONCATENATE(&quot;g&quot;;[.C131];&quot;exp&quot;;[.B131])" office:value-type="string" office:string-value="g19exp71">
            <text:p>g19exp71</text:p>
          </table:table-cell>
          <table:table-cell table:style-name="ce14" table:formula="of:=[.J130]+1" office:value-type="float" office:value="2926">
            <text:p>2926</text:p>
          </table:table-cell>
          <table:table-cell table:style-name="ce14" table:formula="of:=[.J130]+195" office:value-type="float" office:value="3120">
            <text:p>3120</text:p>
          </table:table-cell>
          <table:table-cell table:style-name="ce12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2">
          <table:table-cell table:style-name="ce14" table:formula="of:=[.A131]+1" office:value-type="float" office:value="131">
            <text:p>131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565">
            <text:p>1565</text:p>
          </table:table-cell>
          <table:table-cell table:style-name="ce14" table:formula="of:=CONCATENATE(&quot;g&quot;;[.C132];&quot;exp&quot;;[.B132])" office:value-type="string" office:string-value="g19exp77">
            <text:p>g19exp77</text:p>
          </table:table-cell>
          <table:table-cell table:style-name="ce14" table:formula="of:=[.J131]+1" office:value-type="float" office:value="3121">
            <text:p>3121</text:p>
          </table:table-cell>
          <table:table-cell table:style-name="ce14" table:formula="of:=[.J131]+195" office:value-type="float" office:value="3315">
            <text:p>3315</text:p>
          </table:table-cell>
          <table:table-cell table:style-name="ce12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2">
          <table:table-cell table:style-name="ce14" table:formula="of:=[.A132]+1" office:value-type="float" office:value="132">
            <text:p>132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952">
            <text:p>1952</text:p>
          </table:table-cell>
          <table:table-cell table:style-name="ce14" table:formula="of:=CONCATENATE(&quot;g&quot;;[.C133];&quot;exp&quot;;[.B133])" office:value-type="string" office:string-value="g19exp78">
            <text:p>g19exp78</text:p>
          </table:table-cell>
          <table:table-cell table:style-name="ce14" table:formula="of:=[.J132]+1" office:value-type="float" office:value="3316">
            <text:p>3316</text:p>
          </table:table-cell>
          <table:table-cell table:style-name="ce14" table:formula="of:=[.J132]+195" office:value-type="float" office:value="3510">
            <text:p>3510</text:p>
          </table:table-cell>
          <table:table-cell table:style-name="ce12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2">
          <table:table-cell table:style-name="ce14" table:formula="of:=[.A133]+1" office:value-type="float" office:value="133">
            <text:p>133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9">
            <text:p>19</text:p>
          </table:table-cell>
          <table:table-cell table:style-name="ce12" office:value-type="string">
            <text:p>ipsl_ipsl_cm5a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262">
            <text:p>2262</text:p>
          </table:table-cell>
          <table:table-cell table:style-name="ce14" table:formula="of:=CONCATENATE(&quot;g&quot;;[.C134];&quot;exp&quot;;[.B134])" office:value-type="string" office:string-value="g19exp79">
            <text:p>g19exp79</text:p>
          </table:table-cell>
          <table:table-cell table:style-name="ce14" table:formula="of:=[.J133]+1" office:value-type="float" office:value="3511">
            <text:p>3511</text:p>
          </table:table-cell>
          <table:table-cell table:style-name="ce14" table:formula="of:=[.J133]+195" office:value-type="float" office:value="3705">
            <text:p>3705</text:p>
          </table:table-cell>
          <table:table-cell table:style-name="ce12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2">
          <table:table-cell table:style-name="ce14" table:formula="of:=[.A134]+1" office:value-type="float" office:value="134">
            <text:p>134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660">
            <text:p>13660</text:p>
          </table:table-cell>
          <table:table-cell table:style-name="ce14" table:formula="of:=CONCATENATE(&quot;g&quot;;[.C135];&quot;exp&quot;;[.B135])" office:value-type="string" office:string-value="g23exp33">
            <text:p>g2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35]+1" office:value-type="float" office:value="135">
            <text:p>1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730">
            <text:p>13730</text:p>
          </table:table-cell>
          <table:table-cell table:style-name="ce14" table:formula="of:=CONCATENATE(&quot;g&quot;;[.C136];&quot;exp&quot;;[.B136])" office:value-type="string" office:string-value="g23exp36">
            <text:p>g23exp36</text:p>
          </table:table-cell>
          <table:table-cell table:style-name="ce14" table:formula="of:=[.J135]+1" office:value-type="float" office:value="196">
            <text:p>196</text:p>
          </table:table-cell>
          <table:table-cell table:style-name="ce14" table:formula="of:=[.J135]+195" office:value-type="float" office:value="390">
            <text:p>390</text:p>
          </table:table-cell>
          <table:table-cell table:style-name="ce12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36]+1" office:value-type="float" office:value="136">
            <text:p>1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838">
            <text:p>13838</text:p>
          </table:table-cell>
          <table:table-cell table:style-name="ce14" table:formula="of:=CONCATENATE(&quot;g&quot;;[.C137];&quot;exp&quot;;[.B137])" office:value-type="string" office:string-value="g23exp37">
            <text:p>g23exp37</text:p>
          </table:table-cell>
          <table:table-cell table:style-name="ce14" table:formula="of:=[.J136]+1" office:value-type="float" office:value="391">
            <text:p>391</text:p>
          </table:table-cell>
          <table:table-cell table:style-name="ce14" table:formula="of:=[.J136]+195" office:value-type="float" office:value="585">
            <text:p>585</text:p>
          </table:table-cell>
          <table:table-cell table:style-name="ce12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37]+1" office:value-type="float" office:value="137">
            <text:p>1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916">
            <text:p>13916</text:p>
          </table:table-cell>
          <table:table-cell table:style-name="ce14" table:formula="of:=CONCATENATE(&quot;g&quot;;[.C138];&quot;exp&quot;;[.B138])" office:value-type="string" office:string-value="g23exp38">
            <text:p>g23exp38</text:p>
          </table:table-cell>
          <table:table-cell table:style-name="ce14" table:formula="of:=[.J137]+1" office:value-type="float" office:value="586">
            <text:p>586</text:p>
          </table:table-cell>
          <table:table-cell table:style-name="ce14" table:formula="of:=[.J137]+195" office:value-type="float" office:value="780">
            <text:p>780</text:p>
          </table:table-cell>
          <table:table-cell table:style-name="ce12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38]+1" office:value-type="float" office:value="138">
            <text:p>138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066">
            <text:p>14066</text:p>
          </table:table-cell>
          <table:table-cell table:style-name="ce14" table:formula="of:=CONCATENATE(&quot;g&quot;;[.C139];&quot;exp&quot;;[.B139])" office:value-type="string" office:string-value="g23exp41">
            <text:p>g23exp41</text:p>
          </table:table-cell>
          <table:table-cell table:style-name="ce14" table:formula="of:=[.J138]+1" office:value-type="float" office:value="781">
            <text:p>781</text:p>
          </table:table-cell>
          <table:table-cell table:style-name="ce14" table:formula="of:=[.J138]+195" office:value-type="float" office:value="975">
            <text:p>975</text:p>
          </table:table-cell>
          <table:table-cell table:style-name="ce12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39]+1" office:value-type="float" office:value="139">
            <text:p>139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203">
            <text:p>14203</text:p>
          </table:table-cell>
          <table:table-cell table:style-name="ce14" table:formula="of:=CONCATENATE(&quot;g&quot;;[.C140];&quot;exp&quot;;[.B140])" office:value-type="string" office:string-value="g23exp44">
            <text:p>g23exp44</text:p>
          </table:table-cell>
          <table:table-cell table:style-name="ce14" table:formula="of:=[.J139]+1" office:value-type="float" office:value="976">
            <text:p>976</text:p>
          </table:table-cell>
          <table:table-cell table:style-name="ce14" table:formula="of:=[.J139]+195" office:value-type="float" office:value="1170">
            <text:p>1170</text:p>
          </table:table-cell>
          <table:table-cell table:style-name="ce12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0]+1" office:value-type="float" office:value="140">
            <text:p>140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433">
            <text:p>14433</text:p>
          </table:table-cell>
          <table:table-cell table:style-name="ce14" table:formula="of:=CONCATENATE(&quot;g&quot;;[.C141];&quot;exp&quot;;[.B141])" office:value-type="string" office:string-value="g23exp46">
            <text:p>g23exp46</text:p>
          </table:table-cell>
          <table:table-cell table:style-name="ce14" table:formula="of:=[.J140]+1" office:value-type="float" office:value="1171">
            <text:p>1171</text:p>
          </table:table-cell>
          <table:table-cell table:style-name="ce14" table:formula="of:=[.J140]+195" office:value-type="float" office:value="1365">
            <text:p>1365</text:p>
          </table:table-cell>
          <table:table-cell table:style-name="ce12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1]+1" office:value-type="float" office:value="141">
            <text:p>141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604">
            <text:p>14604</text:p>
          </table:table-cell>
          <table:table-cell table:style-name="ce14" table:formula="of:=CONCATENATE(&quot;g&quot;;[.C142];&quot;exp&quot;;[.B142])" office:value-type="string" office:string-value="g23exp50">
            <text:p>g23exp50</text:p>
          </table:table-cell>
          <table:table-cell table:style-name="ce14" table:formula="of:=[.J141]+1" office:value-type="float" office:value="1366">
            <text:p>1366</text:p>
          </table:table-cell>
          <table:table-cell table:style-name="ce14" table:formula="of:=[.J141]+195" office:value-type="float" office:value="1560">
            <text:p>1560</text:p>
          </table:table-cell>
          <table:table-cell table:style-name="ce12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2]+1" office:value-type="float" office:value="142">
            <text:p>142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813">
            <text:p>14813</text:p>
          </table:table-cell>
          <table:table-cell table:style-name="ce14" table:formula="of:=CONCATENATE(&quot;g&quot;;[.C143];&quot;exp&quot;;[.B143])" office:value-type="string" office:string-value="g23exp51">
            <text:p>g23exp51</text:p>
          </table:table-cell>
          <table:table-cell table:style-name="ce14" table:formula="of:=[.J142]+1" office:value-type="float" office:value="1561">
            <text:p>1561</text:p>
          </table:table-cell>
          <table:table-cell table:style-name="ce14" table:formula="of:=[.J142]+195" office:value-type="float" office:value="1755">
            <text:p>1755</text:p>
          </table:table-cell>
          <table:table-cell table:style-name="ce12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3]+1" office:value-type="float" office:value="143">
            <text:p>143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5004">
            <text:p>15004</text:p>
          </table:table-cell>
          <table:table-cell table:style-name="ce14" table:formula="of:=CONCATENATE(&quot;g&quot;;[.C144];&quot;exp&quot;;[.B144])" office:value-type="string" office:string-value="g23exp53">
            <text:p>g23exp53</text:p>
          </table:table-cell>
          <table:table-cell table:style-name="ce14" table:formula="of:=[.J143]+1" office:value-type="float" office:value="1756">
            <text:p>1756</text:p>
          </table:table-cell>
          <table:table-cell table:style-name="ce14" table:formula="of:=[.J143]+195" office:value-type="float" office:value="1950">
            <text:p>1950</text:p>
          </table:table-cell>
          <table:table-cell table:style-name="ce12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4]+1" office:value-type="float" office:value="144">
            <text:p>144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5210">
            <text:p>15210</text:p>
          </table:table-cell>
          <table:table-cell table:style-name="ce14" table:formula="of:=CONCATENATE(&quot;g&quot;;[.C145];&quot;exp&quot;;[.B145])" office:value-type="string" office:string-value="g23exp55">
            <text:p>g23exp55</text:p>
          </table:table-cell>
          <table:table-cell table:style-name="ce14" table:formula="of:=[.J144]+1" office:value-type="float" office:value="1951">
            <text:p>1951</text:p>
          </table:table-cell>
          <table:table-cell table:style-name="ce14" table:formula="of:=[.J144]+195" office:value-type="float" office:value="2145">
            <text:p>2145</text:p>
          </table:table-cell>
          <table:table-cell table:style-name="ce12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5]+1" office:value-type="float" office:value="145">
            <text:p>14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314">
            <text:p>31314</text:p>
          </table:table-cell>
          <table:table-cell table:style-name="ce14" table:formula="of:=CONCATENATE(&quot;g&quot;;[.C146];&quot;exp&quot;;[.B146])" office:value-type="string" office:string-value="g23exp59">
            <text:p>g23exp59</text:p>
          </table:table-cell>
          <table:table-cell table:style-name="ce14" table:formula="of:=[.J145]+1" office:value-type="float" office:value="2146">
            <text:p>2146</text:p>
          </table:table-cell>
          <table:table-cell table:style-name="ce14" table:formula="of:=[.J145]+195" office:value-type="float" office:value="2340">
            <text:p>2340</text:p>
          </table:table-cell>
          <table:table-cell table:style-name="ce12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6]+1" office:value-type="float" office:value="146">
            <text:p>146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408">
            <text:p>31408</text:p>
          </table:table-cell>
          <table:table-cell table:style-name="ce14" table:formula="of:=CONCATENATE(&quot;g&quot;;[.C147];&quot;exp&quot;;[.B147])" office:value-type="string" office:string-value="g23exp63">
            <text:p>g23exp63</text:p>
          </table:table-cell>
          <table:table-cell table:style-name="ce14" table:formula="of:=[.J146]+1" office:value-type="float" office:value="2341">
            <text:p>2341</text:p>
          </table:table-cell>
          <table:table-cell table:style-name="ce14" table:formula="of:=[.J146]+195" office:value-type="float" office:value="2535">
            <text:p>2535</text:p>
          </table:table-cell>
          <table:table-cell table:style-name="ce12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7]+1" office:value-type="float" office:value="147">
            <text:p>147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498">
            <text:p>31498</text:p>
          </table:table-cell>
          <table:table-cell table:style-name="ce14" table:formula="of:=CONCATENATE(&quot;g&quot;;[.C148];&quot;exp&quot;;[.B148])" office:value-type="string" office:string-value="g23exp69">
            <text:p>g23exp69</text:p>
          </table:table-cell>
          <table:table-cell table:style-name="ce14" table:formula="of:=[.J147]+1" office:value-type="float" office:value="2536">
            <text:p>2536</text:p>
          </table:table-cell>
          <table:table-cell table:style-name="ce14" table:formula="of:=[.J147]+195" office:value-type="float" office:value="2730">
            <text:p>2730</text:p>
          </table:table-cell>
          <table:table-cell table:style-name="ce12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8]+1" office:value-type="float" office:value="148">
            <text:p>148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612">
            <text:p>31612</text:p>
          </table:table-cell>
          <table:table-cell table:style-name="ce14" table:formula="of:=CONCATENATE(&quot;g&quot;;[.C149];&quot;exp&quot;;[.B149])" office:value-type="string" office:string-value="g23exp70">
            <text:p>g23exp70</text:p>
          </table:table-cell>
          <table:table-cell table:style-name="ce14" table:formula="of:=[.J148]+1" office:value-type="float" office:value="2731">
            <text:p>2731</text:p>
          </table:table-cell>
          <table:table-cell table:style-name="ce14" table:formula="of:=[.J148]+195" office:value-type="float" office:value="2925">
            <text:p>2925</text:p>
          </table:table-cell>
          <table:table-cell table:style-name="ce12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49]+1" office:value-type="float" office:value="149">
            <text:p>149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758">
            <text:p>31758</text:p>
          </table:table-cell>
          <table:table-cell table:style-name="ce14" table:formula="of:=CONCATENATE(&quot;g&quot;;[.C150];&quot;exp&quot;;[.B150])" office:value-type="string" office:string-value="g23exp71">
            <text:p>g23exp71</text:p>
          </table:table-cell>
          <table:table-cell table:style-name="ce14" table:formula="of:=[.J149]+1" office:value-type="float" office:value="2926">
            <text:p>2926</text:p>
          </table:table-cell>
          <table:table-cell table:style-name="ce14" table:formula="of:=[.J149]+195" office:value-type="float" office:value="3120">
            <text:p>3120</text:p>
          </table:table-cell>
          <table:table-cell table:style-name="ce12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0]+1" office:value-type="float" office:value="150">
            <text:p>150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1922">
            <text:p>31922</text:p>
          </table:table-cell>
          <table:table-cell table:style-name="ce14" table:formula="of:=CONCATENATE(&quot;g&quot;;[.C151];&quot;exp&quot;;[.B151])" office:value-type="string" office:string-value="g23exp77">
            <text:p>g23exp77</text:p>
          </table:table-cell>
          <table:table-cell table:style-name="ce14" table:formula="of:=[.J150]+1" office:value-type="float" office:value="3121">
            <text:p>3121</text:p>
          </table:table-cell>
          <table:table-cell table:style-name="ce14" table:formula="of:=[.J150]+195" office:value-type="float" office:value="3315">
            <text:p>3315</text:p>
          </table:table-cell>
          <table:table-cell table:style-name="ce12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1]+1" office:value-type="float" office:value="151">
            <text:p>151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2076">
            <text:p>32076</text:p>
          </table:table-cell>
          <table:table-cell table:style-name="ce14" table:formula="of:=CONCATENATE(&quot;g&quot;;[.C152];&quot;exp&quot;;[.B152])" office:value-type="string" office:string-value="g23exp78">
            <text:p>g23exp78</text:p>
          </table:table-cell>
          <table:table-cell table:style-name="ce14" table:formula="of:=[.J151]+1" office:value-type="float" office:value="3316">
            <text:p>3316</text:p>
          </table:table-cell>
          <table:table-cell table:style-name="ce14" table:formula="of:=[.J151]+195" office:value-type="float" office:value="3510">
            <text:p>3510</text:p>
          </table:table-cell>
          <table:table-cell table:style-name="ce12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14" table:formula="of:=[.A152]+1" office:value-type="float" office:value="152">
            <text:p>152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3">
            <text:p>23</text:p>
          </table:table-cell>
          <table:table-cell table:style-name="ce12" office:value-type="string">
            <text:p>ipsl_ipsl_cm5b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4</text:p>
          </table:table-cell>
          <table:table-cell table:style-name="ce14" office:value-type="float" office:value="32184">
            <text:p>32184</text:p>
          </table:table-cell>
          <table:table-cell table:style-name="ce14" table:formula="of:=CONCATENATE(&quot;g&quot;;[.C153];&quot;exp&quot;;[.B153])" office:value-type="string" office:string-value="g23exp79">
            <text:p>g23exp79</text:p>
          </table:table-cell>
          <table:table-cell table:style-name="ce14" table:formula="of:=[.J152]+1" office:value-type="float" office:value="3511">
            <text:p>3511</text:p>
          </table:table-cell>
          <table:table-cell table:style-name="ce14" table:formula="of:=[.J152]+195" office:value-type="float" office:value="3705">
            <text:p>3705</text:p>
          </table:table-cell>
          <table:table-cell table:style-name="ce12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7];&quot;exp&quot;;[.B157])" office:value-type="string" office:string-value="g26exp38">
            <text:p>g26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2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8];&quot;exp&quot;;[.B158])" office:value-type="string" office:string-value="g26exp41">
            <text:p>g26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submit.sh &quot;;[.D158];&quot; &quot;;[.B158])" office:value-type="string" office:string-value="./submit.sh mohc_hadgem2_cc_ENS_r1i1p1 41">
            <text:p>./submit.sh mohc_hadgem2_cc_ENS_r1i1p1 41</text:p>
          </table:table-cell>
          <table:table-cell table:number-columns-repeated="1013"/>
        </table:table-row>
        <table:table-row table:style-name="ro2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9];&quot;exp&quot;;[.B159])" office:value-type="string" office:string-value="g26exp44">
            <text:p>g26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submit.sh &quot;;[.D159];&quot; &quot;;[.B159])" office:value-type="string" office:string-value="./submit.sh mohc_hadgem2_cc_ENS_r1i1p1 44">
            <text:p>./submit.sh mohc_hadgem2_cc_ENS_r1i1p1 44</text:p>
          </table:table-cell>
          <table:table-cell table:number-columns-repeated="1013"/>
        </table:table-row>
        <table:table-row table:style-name="ro2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0];&quot;exp&quot;;[.B160])" office:value-type="string" office:string-value="g26exp46">
            <text:p>g26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submit.sh &quot;;[.D160];&quot; &quot;;[.B160])" office:value-type="string" office:string-value="./submit.sh mohc_hadgem2_cc_ENS_r1i1p1 46">
            <text:p>./submit.sh mohc_hadgem2_cc_ENS_r1i1p1 46</text:p>
          </table:table-cell>
          <table:table-cell table:number-columns-repeated="1013"/>
        </table:table-row>
        <table:table-row table:style-name="ro2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1];&quot;exp&quot;;[.B161])" office:value-type="string" office:string-value="g26exp50">
            <text:p>g26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submit.sh &quot;;[.D161];&quot; &quot;;[.B161])" office:value-type="string" office:string-value="./submit.sh mohc_hadgem2_cc_ENS_r1i1p1 50">
            <text:p>./submit.sh mohc_hadgem2_cc_ENS_r1i1p1 50</text:p>
          </table:table-cell>
          <table:table-cell table:number-columns-repeated="1013"/>
        </table:table-row>
        <table:table-row table:style-name="ro2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2];&quot;exp&quot;;[.B162])" office:value-type="string" office:string-value="g26exp51">
            <text:p>g26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submit.sh &quot;;[.D162];&quot; &quot;;[.B162])" office:value-type="string" office:string-value="./submit.sh mohc_hadgem2_cc_ENS_r1i1p1 51">
            <text:p>./submit.sh mohc_hadgem2_cc_ENS_r1i1p1 51</text:p>
          </table:table-cell>
          <table:table-cell table:number-columns-repeated="1013"/>
        </table:table-row>
        <table:table-row table:style-name="ro2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3];&quot;exp&quot;;[.B163])" office:value-type="string" office:string-value="g26exp53">
            <text:p>g26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submit.sh &quot;;[.D163];&quot; &quot;;[.B163])" office:value-type="string" office:string-value="./submit.sh mohc_hadgem2_cc_ENS_r1i1p1 53">
            <text:p>./submit.sh mohc_hadgem2_cc_ENS_r1i1p1 53</text:p>
          </table:table-cell>
          <table:table-cell table:number-columns-repeated="1013"/>
        </table:table-row>
        <table:table-row table:style-name="ro2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4];&quot;exp&quot;;[.B164])" office:value-type="string" office:string-value="g26exp55">
            <text:p>g26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submit.sh &quot;;[.D164];&quot; &quot;;[.B164])" office:value-type="string" office:string-value="./submit.sh mohc_hadgem2_cc_ENS_r1i1p1 55">
            <text:p>./submit.sh mohc_hadgem2_cc_ENS_r1i1p1 55</text:p>
          </table:table-cell>
          <table:table-cell table:number-columns-repeated="1013"/>
        </table:table-row>
        <table:table-row table:style-name="ro2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5];&quot;exp&quot;;[.B165])" office:value-type="string" office:string-value="g26exp59">
            <text:p>g26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submit.sh &quot;;[.D165];&quot; &quot;;[.B165])" office:value-type="string" office:string-value="./submit.sh mohc_hadgem2_cc_ENS_r1i1p1 59">
            <text:p>./submit.sh mohc_hadgem2_cc_ENS_r1i1p1 59</text:p>
          </table:table-cell>
          <table:table-cell table:number-columns-repeated="1013"/>
        </table:table-row>
        <table:table-row table:style-name="ro2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6];&quot;exp&quot;;[.B166])" office:value-type="string" office:string-value="g26exp63">
            <text:p>g26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submit.sh &quot;;[.D166];&quot; &quot;;[.B166])" office:value-type="string" office:string-value="./submit.sh mohc_hadgem2_cc_ENS_r1i1p1 63">
            <text:p>./submit.sh mohc_hadgem2_cc_ENS_r1i1p1 63</text:p>
          </table:table-cell>
          <table:table-cell table:number-columns-repeated="1013"/>
        </table:table-row>
        <table:table-row table:style-name="ro2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7];&quot;exp&quot;;[.B167])" office:value-type="string" office:string-value="g26exp69">
            <text:p>g26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submit.sh &quot;;[.D167];&quot; &quot;;[.B167])" office:value-type="string" office:string-value="./submit.sh mohc_hadgem2_cc_ENS_r1i1p1 69">
            <text:p>./submit.sh mohc_hadgem2_cc_ENS_r1i1p1 69</text:p>
          </table:table-cell>
          <table:table-cell table:number-columns-repeated="1013"/>
        </table:table-row>
        <table:table-row table:style-name="ro2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8];&quot;exp&quot;;[.B168])" office:value-type="string" office:string-value="g26exp70">
            <text:p>g26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submit.sh &quot;;[.D168];&quot; &quot;;[.B168])" office:value-type="string" office:string-value="./submit.sh mohc_hadgem2_cc_ENS_r1i1p1 70">
            <text:p>./submit.sh mohc_hadgem2_cc_ENS_r1i1p1 70</text:p>
          </table:table-cell>
          <table:table-cell table:number-columns-repeated="1013"/>
        </table:table-row>
        <table:table-row table:style-name="ro2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69];&quot;exp&quot;;[.B169])" office:value-type="string" office:string-value="g26exp71">
            <text:p>g26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submit.sh &quot;;[.D169];&quot; &quot;;[.B169])" office:value-type="string" office:string-value="./submit.sh mohc_hadgem2_cc_ENS_r1i1p1 71">
            <text:p>./submit.sh mohc_hadgem2_cc_ENS_r1i1p1 71</text:p>
          </table:table-cell>
          <table:table-cell table:number-columns-repeated="1013"/>
        </table:table-row>
        <table:table-row table:style-name="ro2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0];&quot;exp&quot;;[.B170])" office:value-type="string" office:string-value="g26exp77">
            <text:p>g26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submit.sh &quot;;[.D170];&quot; &quot;;[.B170])" office:value-type="string" office:string-value="./submit.sh mohc_hadgem2_cc_ENS_r1i1p1 77">
            <text:p>./submit.sh mohc_hadgem2_cc_ENS_r1i1p1 77</text:p>
          </table:table-cell>
          <table:table-cell table:number-columns-repeated="1013"/>
        </table:table-row>
        <table:table-row table:style-name="ro2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1];&quot;exp&quot;;[.B171])" office:value-type="string" office:string-value="g26exp78">
            <text:p>g26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submit.sh &quot;;[.D171];&quot; &quot;;[.B171])" office:value-type="string" office:string-value="./submit.sh mohc_hadgem2_cc_ENS_r1i1p1 78">
            <text:p>./submit.sh mohc_hadgem2_cc_ENS_r1i1p1 78</text:p>
          </table:table-cell>
          <table:table-cell table:number-columns-repeated="1013"/>
        </table:table-row>
        <table:table-row table:style-name="ro2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2];&quot;exp&quot;;[.B172])" office:value-type="string" office:string-value="g26exp79">
            <text:p>g26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submit.sh &quot;;[.D172];&quot; &quot;;[.B172])" office:value-type="string" office:string-value="./submit.sh mohc_hadgem2_cc_ENS_r1i1p1 79">
            <text:p>./submit.sh mohc_hadgem2_cc_ENS_r1i1p1 79</text:p>
          </table:table-cell>
          <table:table-cell table:number-columns-repeated="1013"/>
        </table:table-row>
        <table:table-row table:style-name="ro2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3];&quot;exp&quot;;[.B173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73];&quot; &quot;;[.B173])" office:value-type="string" office:string-value="./submit.sh mohc_hadgem2_es_ENS_r1i1p1 33">
            <text:p>./submit.sh mohc_hadgem2_es_ENS_r1i1p1 33</text:p>
          </table:table-cell>
          <table:table-cell table:number-columns-repeated="1013"/>
        </table:table-row>
        <table:table-row table:style-name="ro2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4];&quot;exp&quot;;[.B174])" office:value-type="string" office:string-value="g27exp36">
            <text:p>g27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submit.sh &quot;;[.D174];&quot; &quot;;[.B174])" office:value-type="string" office:string-value="./submit.sh mohc_hadgem2_es_ENS_r1i1p1 36">
            <text:p>./submit.sh mohc_hadgem2_es_ENS_r1i1p1 36</text:p>
          </table:table-cell>
          <table:table-cell table:number-columns-repeated="1013"/>
        </table:table-row>
        <table:table-row table:style-name="ro2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5];&quot;exp&quot;;[.B175])" office:value-type="string" office:string-value="g27exp37">
            <text:p>g27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submit.sh &quot;;[.D175];&quot; &quot;;[.B175])" office:value-type="string" office:string-value="./submit.sh mohc_hadgem2_es_ENS_r1i1p1 37">
            <text:p>./submit.sh mohc_hadgem2_es_ENS_r1i1p1 37</text:p>
          </table:table-cell>
          <table:table-cell table:number-columns-repeated="1013"/>
        </table:table-row>
        <table:table-row table:style-name="ro2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6];&quot;exp&quot;;[.B176])" office:value-type="string" office:string-value="g27exp38">
            <text:p>g27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submit.sh &quot;;[.D176];&quot; &quot;;[.B176])" office:value-type="string" office:string-value="./submit.sh mohc_hadgem2_es_ENS_r1i1p1 38">
            <text:p>./submit.sh mohc_hadgem2_es_ENS_r1i1p1 38</text:p>
          </table:table-cell>
          <table:table-cell table:number-columns-repeated="1013"/>
        </table:table-row>
        <table:table-row table:style-name="ro2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7];&quot;exp&quot;;[.B177])" office:value-type="string" office:string-value="g27exp41">
            <text:p>g27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submit.sh &quot;;[.D177];&quot; &quot;;[.B177])" office:value-type="string" office:string-value="./submit.sh mohc_hadgem2_es_ENS_r1i1p1 41">
            <text:p>./submit.sh mohc_hadgem2_es_ENS_r1i1p1 41</text:p>
          </table:table-cell>
          <table:table-cell table:number-columns-repeated="1013"/>
        </table:table-row>
        <table:table-row table:style-name="ro2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8];&quot;exp&quot;;[.B178])" office:value-type="string" office:string-value="g27exp44">
            <text:p>g27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submit.sh &quot;;[.D178];&quot; &quot;;[.B178])" office:value-type="string" office:string-value="./submit.sh mohc_hadgem2_es_ENS_r1i1p1 44">
            <text:p>./submit.sh mohc_hadgem2_es_ENS_r1i1p1 44</text:p>
          </table:table-cell>
          <table:table-cell table:number-columns-repeated="1013"/>
        </table:table-row>
        <table:table-row table:style-name="ro2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79];&quot;exp&quot;;[.B179])" office:value-type="string" office:string-value="g27exp46">
            <text:p>g27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submit.sh &quot;;[.D179];&quot; &quot;;[.B179])" office:value-type="string" office:string-value="./submit.sh mohc_hadgem2_es_ENS_r1i1p1 46">
            <text:p>./submit.sh mohc_hadgem2_es_ENS_r1i1p1 46</text:p>
          </table:table-cell>
          <table:table-cell table:number-columns-repeated="1013"/>
        </table:table-row>
        <table:table-row table:style-name="ro2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0];&quot;exp&quot;;[.B180])" office:value-type="string" office:string-value="g27exp50">
            <text:p>g27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submit.sh &quot;;[.D180];&quot; &quot;;[.B180])" office:value-type="string" office:string-value="./submit.sh mohc_hadgem2_es_ENS_r1i1p1 50">
            <text:p>./submit.sh mohc_hadgem2_es_ENS_r1i1p1 50</text:p>
          </table:table-cell>
          <table:table-cell table:number-columns-repeated="1013"/>
        </table:table-row>
        <table:table-row table:style-name="ro2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1];&quot;exp&quot;;[.B181])" office:value-type="string" office:string-value="g27exp51">
            <text:p>g27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submit.sh &quot;;[.D181];&quot; &quot;;[.B181])" office:value-type="string" office:string-value="./submit.sh mohc_hadgem2_es_ENS_r1i1p1 51">
            <text:p>./submit.sh mohc_hadgem2_es_ENS_r1i1p1 51</text:p>
          </table:table-cell>
          <table:table-cell table:number-columns-repeated="1013"/>
        </table:table-row>
        <table:table-row table:style-name="ro2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2];&quot;exp&quot;;[.B182])" office:value-type="string" office:string-value="g27exp53">
            <text:p>g27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submit.sh &quot;;[.D182];&quot; &quot;;[.B182])" office:value-type="string" office:string-value="./submit.sh mohc_hadgem2_es_ENS_r1i1p1 53">
            <text:p>./submit.sh mohc_hadgem2_es_ENS_r1i1p1 53</text:p>
          </table:table-cell>
          <table:table-cell table:number-columns-repeated="1013"/>
        </table:table-row>
        <table:table-row table:style-name="ro2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3];&quot;exp&quot;;[.B183])" office:value-type="string" office:string-value="g27exp55">
            <text:p>g27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submit.sh &quot;;[.D183];&quot; &quot;;[.B183])" office:value-type="string" office:string-value="./submit.sh mohc_hadgem2_es_ENS_r1i1p1 55">
            <text:p>./submit.sh mohc_hadgem2_es_ENS_r1i1p1 55</text:p>
          </table:table-cell>
          <table:table-cell table:number-columns-repeated="1013"/>
        </table:table-row>
        <table:table-row table:style-name="ro2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4];&quot;exp&quot;;[.B184])" office:value-type="string" office:string-value="g27exp59">
            <text:p>g27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submit.sh &quot;;[.D184];&quot; &quot;;[.B184])" office:value-type="string" office:string-value="./submit.sh mohc_hadgem2_es_ENS_r1i1p1 59">
            <text:p>./submit.sh mohc_hadgem2_es_ENS_r1i1p1 59</text:p>
          </table:table-cell>
          <table:table-cell table:number-columns-repeated="1013"/>
        </table:table-row>
        <table:table-row table:style-name="ro2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5];&quot;exp&quot;;[.B185])" office:value-type="string" office:string-value="g27exp63">
            <text:p>g27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submit.sh &quot;;[.D185];&quot; &quot;;[.B185])" office:value-type="string" office:string-value="./submit.sh mohc_hadgem2_es_ENS_r1i1p1 63">
            <text:p>./submit.sh mohc_hadgem2_es_ENS_r1i1p1 63</text:p>
          </table:table-cell>
          <table:table-cell table:number-columns-repeated="1013"/>
        </table:table-row>
        <table:table-row table:style-name="ro2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6];&quot;exp&quot;;[.B186])" office:value-type="string" office:string-value="g27exp69">
            <text:p>g27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submit.sh &quot;;[.D186];&quot; &quot;;[.B186])" office:value-type="string" office:string-value="./submit.sh mohc_hadgem2_es_ENS_r1i1p1 69">
            <text:p>./submit.sh mohc_hadgem2_es_ENS_r1i1p1 69</text:p>
          </table:table-cell>
          <table:table-cell table:number-columns-repeated="1013"/>
        </table:table-row>
        <table:table-row table:style-name="ro2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7];&quot;exp&quot;;[.B187])" office:value-type="string" office:string-value="g27exp70">
            <text:p>g27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submit.sh &quot;;[.D187];&quot; &quot;;[.B187])" office:value-type="string" office:string-value="./submit.sh mohc_hadgem2_es_ENS_r1i1p1 70">
            <text:p>./submit.sh mohc_hadgem2_es_ENS_r1i1p1 70</text:p>
          </table:table-cell>
          <table:table-cell table:number-columns-repeated="1013"/>
        </table:table-row>
        <table:table-row table:style-name="ro2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8];&quot;exp&quot;;[.B188])" office:value-type="string" office:string-value="g27exp71">
            <text:p>g27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submit.sh &quot;;[.D188];&quot; &quot;;[.B188])" office:value-type="string" office:string-value="./submit.sh mohc_hadgem2_es_ENS_r1i1p1 71">
            <text:p>./submit.sh mohc_hadgem2_es_ENS_r1i1p1 71</text:p>
          </table:table-cell>
          <table:table-cell table:number-columns-repeated="1013"/>
        </table:table-row>
        <table:table-row table:style-name="ro2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89];&quot;exp&quot;;[.B189])" office:value-type="string" office:string-value="g27exp77">
            <text:p>g27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submit.sh &quot;;[.D189];&quot; &quot;;[.B189])" office:value-type="string" office:string-value="./submit.sh mohc_hadgem2_es_ENS_r1i1p1 77">
            <text:p>./submit.sh mohc_hadgem2_es_ENS_r1i1p1 77</text:p>
          </table:table-cell>
          <table:table-cell table:number-columns-repeated="1013"/>
        </table:table-row>
        <table:table-row table:style-name="ro2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0];&quot;exp&quot;;[.B190])" office:value-type="string" office:string-value="g27exp78">
            <text:p>g27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submit.sh &quot;;[.D190];&quot; &quot;;[.B190])" office:value-type="string" office:string-value="./submit.sh mohc_hadgem2_es_ENS_r1i1p1 78">
            <text:p>./submit.sh mohc_hadgem2_es_ENS_r1i1p1 78</text:p>
          </table:table-cell>
          <table:table-cell table:number-columns-repeated="1013"/>
        </table:table-row>
        <table:table-row table:style-name="ro2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1];&quot;exp&quot;;[.B191])" office:value-type="string" office:string-value="g27exp79">
            <text:p>g27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submit.sh &quot;;[.D191];&quot; &quot;;[.B191])" office:value-type="string" office:string-value="./submit.sh mohc_hadgem2_es_ENS_r1i1p1 79">
            <text:p>./submit.sh mohc_hadgem2_es_ENS_r1i1p1 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2];&quot;exp&quot;;[.B192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3];&quot;exp&quot;;[.B193])" office:value-type="string" office:string-value="g28exp36">
            <text:p>g28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submit.sh &quot;;[.D193];&quot; &quot;;[.B193])" office:value-type="string" office:string-value="./submit.sh mpi_m_mpi_esm_lr_ENS_r1i1p1 36">
            <text:p>./submit.sh mpi_m_mpi_esm_lr_ENS_r1i1p1 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4];&quot;exp&quot;;[.B194])" office:value-type="string" office:string-value="g28exp37">
            <text:p>g28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submit.sh &quot;;[.D194];&quot; &quot;;[.B194])" office:value-type="string" office:string-value="./submit.sh mpi_m_mpi_esm_lr_ENS_r1i1p1 37">
            <text:p>./submit.sh mpi_m_mpi_esm_lr_ENS_r1i1p1 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5];&quot;exp&quot;;[.B195])" office:value-type="string" office:string-value="g28exp38">
            <text:p>g28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submit.sh &quot;;[.D195];&quot; &quot;;[.B195])" office:value-type="string" office:string-value="./submit.sh mpi_m_mpi_esm_lr_ENS_r1i1p1 38">
            <text:p>./submit.sh mpi_m_mpi_esm_lr_ENS_r1i1p1 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6];&quot;exp&quot;;[.B196])" office:value-type="string" office:string-value="g28exp41">
            <text:p>g28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submit.sh &quot;;[.D196];&quot; &quot;;[.B196])" office:value-type="string" office:string-value="./submit.sh mpi_m_mpi_esm_lr_ENS_r1i1p1 41">
            <text:p>./submit.sh mpi_m_mpi_esm_lr_ENS_r1i1p1 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7];&quot;exp&quot;;[.B197])" office:value-type="string" office:string-value="g28exp44">
            <text:p>g28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submit.sh &quot;;[.D197];&quot; &quot;;[.B197])" office:value-type="string" office:string-value="./submit.sh mpi_m_mpi_esm_lr_ENS_r1i1p1 44">
            <text:p>./submit.sh mpi_m_mpi_esm_lr_ENS_r1i1p1 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8];&quot;exp&quot;;[.B198])" office:value-type="string" office:string-value="g28exp46">
            <text:p>g28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submit.sh &quot;;[.D198];&quot; &quot;;[.B198])" office:value-type="string" office:string-value="./submit.sh mpi_m_mpi_esm_lr_ENS_r1i1p1 46">
            <text:p>./submit.sh mpi_m_mpi_esm_lr_ENS_r1i1p1 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9];&quot;exp&quot;;[.B199])" office:value-type="string" office:string-value="g28exp50">
            <text:p>g28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submit.sh &quot;;[.D199];&quot; &quot;;[.B199])" office:value-type="string" office:string-value="./submit.sh mpi_m_mpi_esm_lr_ENS_r1i1p1 50">
            <text:p>./submit.sh mpi_m_mpi_esm_lr_ENS_r1i1p1 50</text:p>
          </table:table-cell>
          <table:table-cell table:number-columns-repeated="1013"/>
        </table:table-row>
        <table:table-row table:style-name="ro2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0];&quot;exp&quot;;[.B200])" office:value-type="string" office:string-value="g28exp51">
            <text:p>g28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submit.sh &quot;;[.D200];&quot; &quot;;[.B200])" office:value-type="string" office:string-value="./submit.sh mpi_m_mpi_esm_lr_ENS_r1i1p1 51">
            <text:p>./submit.sh mpi_m_mpi_esm_lr_ENS_r1i1p1 51</text:p>
          </table:table-cell>
          <table:table-cell table:number-columns-repeated="1013"/>
        </table:table-row>
        <table:table-row table:style-name="ro2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1];&quot;exp&quot;;[.B201])" office:value-type="string" office:string-value="g28exp53">
            <text:p>g28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submit.sh &quot;;[.D201];&quot; &quot;;[.B201])" office:value-type="string" office:string-value="./submit.sh mpi_m_mpi_esm_lr_ENS_r1i1p1 53">
            <text:p>./submit.sh mpi_m_mpi_esm_lr_ENS_r1i1p1 53</text:p>
          </table:table-cell>
          <table:table-cell table:number-columns-repeated="1013"/>
        </table:table-row>
        <table:table-row table:style-name="ro2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2];&quot;exp&quot;;[.B202])" office:value-type="string" office:string-value="g28exp55">
            <text:p>g28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submit.sh &quot;;[.D202];&quot; &quot;;[.B202])" office:value-type="string" office:string-value="./submit.sh mpi_m_mpi_esm_lr_ENS_r1i1p1 55">
            <text:p>./submit.sh mpi_m_mpi_esm_lr_ENS_r1i1p1 55</text:p>
          </table:table-cell>
          <table:table-cell table:number-columns-repeated="1013"/>
        </table:table-row>
        <table:table-row table:style-name="ro2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3];&quot;exp&quot;;[.B203])" office:value-type="string" office:string-value="g28exp59">
            <text:p>g28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submit.sh &quot;;[.D203];&quot; &quot;;[.B203])" office:value-type="string" office:string-value="./submit.sh mpi_m_mpi_esm_lr_ENS_r1i1p1 59">
            <text:p>./submit.sh mpi_m_mpi_esm_lr_ENS_r1i1p1 59</text:p>
          </table:table-cell>
          <table:table-cell table:number-columns-repeated="1013"/>
        </table:table-row>
        <table:table-row table:style-name="ro2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4];&quot;exp&quot;;[.B204])" office:value-type="string" office:string-value="g28exp63">
            <text:p>g28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submit.sh &quot;;[.D204];&quot; &quot;;[.B204])" office:value-type="string" office:string-value="./submit.sh mpi_m_mpi_esm_lr_ENS_r1i1p1 63">
            <text:p>./submit.sh mpi_m_mpi_esm_lr_ENS_r1i1p1 63</text:p>
          </table:table-cell>
          <table:table-cell table:number-columns-repeated="1013"/>
        </table:table-row>
        <table:table-row table:style-name="ro2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5];&quot;exp&quot;;[.B205])" office:value-type="string" office:string-value="g28exp69">
            <text:p>g28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submit.sh &quot;;[.D205];&quot; &quot;;[.B205])" office:value-type="string" office:string-value="./submit.sh mpi_m_mpi_esm_lr_ENS_r1i1p1 69">
            <text:p>./submit.sh mpi_m_mpi_esm_lr_ENS_r1i1p1 69</text:p>
          </table:table-cell>
          <table:table-cell table:number-columns-repeated="1013"/>
        </table:table-row>
        <table:table-row table:style-name="ro2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6];&quot;exp&quot;;[.B206])" office:value-type="string" office:string-value="g28exp70">
            <text:p>g28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submit.sh &quot;;[.D206];&quot; &quot;;[.B206])" office:value-type="string" office:string-value="./submit.sh mpi_m_mpi_esm_lr_ENS_r1i1p1 70">
            <text:p>./submit.sh mpi_m_mpi_esm_lr_ENS_r1i1p1 70</text:p>
          </table:table-cell>
          <table:table-cell table:number-columns-repeated="1013"/>
        </table:table-row>
        <table:table-row table:style-name="ro2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7];&quot;exp&quot;;[.B207])" office:value-type="string" office:string-value="g28exp71">
            <text:p>g28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submit.sh &quot;;[.D207];&quot; &quot;;[.B207])" office:value-type="string" office:string-value="./submit.sh mpi_m_mpi_esm_lr_ENS_r1i1p1 71">
            <text:p>./submit.sh mpi_m_mpi_esm_lr_ENS_r1i1p1 71</text:p>
          </table:table-cell>
          <table:table-cell table:number-columns-repeated="1013"/>
        </table:table-row>
        <table:table-row table:style-name="ro2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8];&quot;exp&quot;;[.B208])" office:value-type="string" office:string-value="g28exp77">
            <text:p>g28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submit.sh &quot;;[.D208];&quot; &quot;;[.B208])" office:value-type="string" office:string-value="./submit.sh mpi_m_mpi_esm_lr_ENS_r1i1p1 77">
            <text:p>./submit.sh mpi_m_mpi_esm_lr_ENS_r1i1p1 77</text:p>
          </table:table-cell>
          <table:table-cell table:number-columns-repeated="1013"/>
        </table:table-row>
        <table:table-row table:style-name="ro2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09];&quot;exp&quot;;[.B209])" office:value-type="string" office:string-value="g28exp78">
            <text:p>g28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submit.sh &quot;;[.D209];&quot; &quot;;[.B209])" office:value-type="string" office:string-value="./submit.sh mpi_m_mpi_esm_lr_ENS_r1i1p1 78">
            <text:p>./submit.sh mpi_m_mpi_esm_lr_ENS_r1i1p1 78</text:p>
          </table:table-cell>
          <table:table-cell table:number-columns-repeated="1013"/>
        </table:table-row>
        <table:table-row table:style-name="ro2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0];&quot;exp&quot;;[.B210])" office:value-type="string" office:string-value="g28exp79">
            <text:p>g28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submit.sh &quot;;[.D210];&quot; &quot;;[.B210])" office:value-type="string" office:string-value="./submit.sh mpi_m_mpi_esm_lr_ENS_r1i1p1 79">
            <text:p>./submit.sh mpi_m_mpi_esm_lr_ENS_r1i1p1 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1];&quot;exp&quot;;[.B211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2];&quot;exp&quot;;[.B212])" office:value-type="string" office:string-value="g31exp36">
            <text:p>g31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3];&quot;exp&quot;;[.B213])" office:value-type="string" office:string-value="g31exp37">
            <text:p>g31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4];&quot;exp&quot;;[.B214])" office:value-type="string" office:string-value="g31exp38">
            <text:p>g31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5];&quot;exp&quot;;[.B215])" office:value-type="string" office:string-value="g31exp41">
            <text:p>g31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6];&quot;exp&quot;;[.B216])" office:value-type="string" office:string-value="g31exp44">
            <text:p>g31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7];&quot;exp&quot;;[.B217])" office:value-type="string" office:string-value="g31exp46">
            <text:p>g31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8];&quot;exp&quot;;[.B218])" office:value-type="string" office:string-value="g31exp50">
            <text:p>g31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9];&quot;exp&quot;;[.B219])" office:value-type="string" office:string-value="g31exp51">
            <text:p>g31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0];&quot;exp&quot;;[.B220])" office:value-type="string" office:string-value="g31exp53">
            <text:p>g31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1];&quot;exp&quot;;[.B221])" office:value-type="string" office:string-value="g31exp55">
            <text:p>g31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2];&quot;exp&quot;;[.B222])" office:value-type="string" office:string-value="g31exp59">
            <text:p>g31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3];&quot;exp&quot;;[.B223])" office:value-type="string" office:string-value="g31exp63">
            <text:p>g31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4];&quot;exp&quot;;[.B224])" office:value-type="string" office:string-value="g31exp69">
            <text:p>g31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5];&quot;exp&quot;;[.B225])" office:value-type="string" office:string-value="g31exp70">
            <text:p>g31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6];&quot;exp&quot;;[.B226])" office:value-type="string" office:string-value="g31exp71">
            <text:p>g31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7];&quot;exp&quot;;[.B227])" office:value-type="string" office:string-value="g31exp77">
            <text:p>g31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8];&quot;exp&quot;;[.B228])" office:value-type="string" office:string-value="g31exp78">
            <text:p>g31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9];&quot;exp&quot;;[.B229])" office:value-type="string" office:string-value="g31exp79">
            <text:p>g31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4];&quot;exp&quot;;[.B244])" office:value-type="string" office:string-value="g32exp70">
            <text:p>g32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5];&quot;exp&quot;;[.B245])" office:value-type="string" office:string-value="g32exp71">
            <text:p>g32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6];&quot;exp&quot;;[.B246])" office:value-type="string" office:string-value="g32exp77">
            <text:p>g32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7];&quot;exp&quot;;[.B247])" office:value-type="string" office:string-value="g32exp78">
            <text:p>g32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8];&quot;exp&quot;;[.B248])" office:value-type="string" office:string-value="g32exp79">
            <text:p>g32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ce24"/>
        <table:table-row table:style-name="ro1">
          <table:table-cell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5" office:value-type="string">
            <text:p>STATUS</text:p>
          </table:table-cell>
          <table:table-cell table:style-name="ce19"/>
          <table:table-cell table:style-name="ce23" office:value-type="string">
            <text:p>per cent</text:p>
          </table:table-cell>
        </table:table-row>
        <table:table-row table:style-name="ro1">
          <table:table-cell table:style-name="ce16" office:value-type="string">
            <text:p>d</text:p>
          </table:table-cell>
          <table:table-cell table:style-name="ce20" office:value-type="float" office:value="206">
            <text:p>206</text:p>
          </table:table-cell>
          <table:table-cell table:formula="of:=[.B4]/[.$B$6]*100" office:value-type="float" office:value="83.4008097165992">
            <text:p>83.4</text:p>
          </table:table-cell>
        </table:table-row>
        <table:table-row table:style-name="ro1">
          <table:table-cell table:style-name="ce17" office:value-type="string">
            <text:p>r</text:p>
          </table:table-cell>
          <table:table-cell table:style-name="ce21" office:value-type="float" office:value="41">
            <text:p>41</text:p>
          </table:table-cell>
          <table:table-cell table:formula="of:=[.B5]/[.$B$6]*100" office:value-type="float" office:value="16.5991902834008">
            <text:p>16.6</text:p>
          </table:table-cell>
        </table:table-row>
        <table:table-row table:style-name="ro1">
          <table:table-cell table:style-name="ce18" office:value-type="string">
            <text:p>Total Result</text:p>
          </table:table-cell>
          <table:table-cell table:style-name="ce22" office:value-type="float" office:value="247">
            <text:p>247</text:p>
          </table:table-cell>
          <table:table-cell table:formula="of:=[.B6]/[.$B$6]*100" office:value-type="float" office:value="100">
            <text:p>100.0</text:p>
          </table:table-cell>
        </table:table-row>
        <table:table-row table:style-name="ro2">
          <table:table-cell table:number-columns-repeated="3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6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16:14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7T16:21:33</dc:date>
    <meta:generator>LibreOffice/4.0.4.2$MacOSX_x86 LibreOffice_project/9e9821abd0ffdbc09cd8c52eaa574fa09eb08f2</meta:generator>
    <meta:editing-duration>P1DT18H10M20S</meta:editing-duration>
    <meta:editing-cycles>368</meta:editing-cycles>
    <meta:document-statistic meta:table-count="6" meta:cell-count="5909" meta:object-count="0"/>
  </office:meta>
</office:document-meta>
</file>